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ooc="http://openoffice.org/2004/calc" xmlns="http://www.w3.org/1999/xhtml" xmlns:xforms="http://www.w3.org/2002/xforms" xmlns:dom="http://www.w3.org/2001/xml-events" xmlns:svg="urn:oasis:names:tc:opendocument:xmlns:svg-compatible:1.0" xmlns:xsd="http://www.w3.org/2001/XMLSchema" xmlns:fo="urn:oasis:names:tc:opendocument:xmlns:xsl-fo-compatible:1.0" xmlns:office="urn:oasis:names:tc:opendocument:xmlns:office:1.0" xmlns:draw="urn:oasis:names:tc:opendocument:xmlns:drawing:1.0" xmlns:ooo="http://openoffice.org/2004/office" xmlns:script="urn:oasis:names:tc:opendocument:xmlns:script:1.0" xmlns:xsi="http://www.w3.org/2001/XMLSchema-instan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List_20_1" style:list-style-name="List_20_1"/>
    <style:style style:name="P2" style:family="paragraph" style:parent-style-name="Numbering_20_1" style:list-style-name="Numbering_20_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Text_20_body_P1" style:parent-style-name="Text_20_body"/>
    <style:style style:family="paragraph" style:list-style-name="Numbering_20_1" style:name="Text_20_body_P2" style:parent-style-name="Text_20_body"/>
    <style:style style:family="paragraph" style:name="Text_20_body_P3" style:parent-style-name="Text_20_body">
      <style:paragraph-properties fo:text-align="center" style:justify-single-word="false"/>
    </style:style>
    <style:style style:family="paragraph" style:name="Text_20_body_P4" style:parent-style-name="Text_20_body">
      <style:paragraph-properties fo:text-align="end" style:justify-single-word="false"/>
    </style:style>
    <style:style style:family="paragraph" style:name="Text_20_body_P5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CJP 1.6</text:p>
      <text:p text:style-name="Text_20_body">
<text:a xlink:type="simple" xlink:href="http://education.oracle.com/pls/web_prod-plq-dad/db_pages.getpage?page_id=458&amp;get_params=p_track_id:JSE6Prog">http://education.oracle.com/pls/web_prod-plq-dad/db_pages.getpage?page_id=458&amp;get_params=p_track_id:JSE6Prog</text:a>
</text:p>
      <text:p text:style-name="Text_20_body">Declaração e Controle de Acesso</text:p>
      <text:p text:style-name="Text_20_body">Identificadores e JavaBeans (Obj 1.3 e 1.4)</text:p>
      <text:p text:style-name="Text_20_body">Identificadores Legais</text:p>
      <text:list text:style-name="List_20_1">
        <text:list-item>
          <text:p text:style-name="Text_20_body_P1">Podem començar com letra, sublinha ou cifrão</text:p>
        </text:list-item>
        <text:list-item>
          <text:p text:style-name="Text_20_body_P1">Depois do primeiro caracter, identificadores pode incluir números</text:p>
        </text:list-item>
        <text:list-item>
          <text:p text:style-name="Text_20_body_P1">Identificadores podem ter qualquer tamanho</text:p>
        </text:list-item>
        <text:list-item>
          <text:p text:style-name="Text_20_body_P1">Não pode ser uma palavra reservada</text:p>
        </text:list-item>
      </text:list>
      <text:p text:style-name="Text_20_body">Convenções de Código Java da Sun</text:p>
      <text:list text:style-name="List_20_1">
        <text:list-item>
          <text:p text:style-name="Text_20_body_P1">Classes e Interfaces</text:p>
          <text:list text:style-name="List_20_1">
            <text:list-item>
              <text:p text:style-name="Text_20_body_P1">Primeira letra maiúscula e CamelCase</text:p>
            </text:list-item>
            <text:list-item>
              <text:p text:style-name="Text_20_body_P1">Normalmente os nomes são substantivos</text:p>
            </text:list-item>
          </text:list>
        </text:list-item>
        <text:list-item>
          <text:p text:style-name="Text_20_body_P1">Métodos</text:p>
          <text:list text:style-name="List_20_1">
            <text:list-item>
              <text:p text:style-name="Text_20_body_P1">Primeira minúscula seguido de camelCase</text:p>
            </text:list-item>
            <text:list-item>
              <text:p text:style-name="Text_20_body_P1">Normalmente os nomes são pares verboSubstantivo</text:p>
            </text:list-item>
          </text:list>
        </text:list-item>
        <text:list-item>
          <text:p text:style-name="Text_20_body_P1">Variáveis</text:p>
          <text:list text:style-name="List_20_1">
            <text:list-item>
              <text:p text:style-name="Text_20_body_P1">Primeira minúscula seguido de camelCase</text:p>
            </text:list-item>
            <text:list-item>
              <text:p text:style-name="Text_20_body_P1">Nomes curtos e significativos</text:p>
            </text:list-item>
          </text:list>
        </text:list-item>
        <text:list-item>
          <text:p text:style-name="Text_20_body_P1">Constantes</text:p>
          <text:list text:style-name="List_20_1">
            <text:list-item>
              <text:p text:style-name="Text_20_body_P1">Letras MAIÚSCULAS</text:p>
            </text:list-item>
            <text:list-item>
              <text:p text:style-name="Text_20_body_P1">Usam sublinha "_" como separadores</text:p>
            </text:list-item>
          </text:list>
        </text:list-item>
      </text:list>
      <text:p text:style-name="Text_20_body">Padrões JavaBeans</text:p>
      <text:list text:style-name="List_20_1">
        <text:list-item>
          <text:p text:style-name="Text_20_body_P1">Propriedades com privadas com métodos getters e setters para acesso e modificação</text:p>
        </text:list-item>
      </text:list>
      <text:p text:style-name="Text_20_body">Regras de Nomeção de Propriedades JavaBeans</text:p>
      <text:list text:style-name="List_20_1">
        <text:list-item>
          <text:p text:style-name="Text_20_body_P1">Método de acesso getXxx ou isXxx (se xxx for booleano)</text:p>
        </text:list-item>
        <text:list-item>
          <text:p text:style-name="Text_20_body_P1">Método de modificação setXxx</text:p>
        </text:list-item>
        <text:list-item>
          <text:p text:style-name="Text_20_body_P1">Gets devem ser publicos e o tipo de retorno deve combinar com argumento do método set</text:p>
        </text:list-item>
        <text:list-item>
          <text:p text:style-name="Text_20_body_P1">Gets não devem ter argumentos</text:p>
        </text:list-item>
      </text:list>
      <text:p text:style-name="Text_20_body">Regras de Nomeação de Listeners JavaBeans</text:p>
      <text:list text:style-name="List_20_1">
        <text:list-item>
          <text:p text:style-name="Text_20_body_P1">addXxxListener(XxxListener l)</text:p>
        </text:list-item>
        <text:list-item>
          <text:p text:style-name="Text_20_body_P1">removeXxxListener(XxxListener l)</text:p>
        </text:list-item>
      </text:list>
      <text:p text:style-name="Text_20_body">Declarar Classes (Obj 1.1)</text:p>
      <text:list text:style-name="List_20_1">
        <text:list-item>
          <text:p text:style-name="Text_20_body_P1">Regras de Declaração para Arquivos-Fonte</text:p>
          <text:list text:style-name="List_20_1">
            <text:list-item>
              <text:p text:style-name="Text_20_body_P1">Só pode haver uma classe public em cada arquivo</text:p>
            </text:list-item>
            <text:list-item>
              <text:p text:style-name="Text_20_body_P1">Os comentários podem aparecer no início ou fim de qualquer linha.</text:p>
            </text:list-item>
            <text:list-item>
              <text:p text:style-name="Text_20_body_P1">Caso exista uma classe pública, o arquivo deve ter o mesmo nome dessa classe</text:p>
            </text:list-item>
            <text:list-item>
              <text:p text:style-name="Text_20_body_P1">Se a classe estiver num pacote, a declaração do pacote deve vir na primeira linha, antes dos imports</text:p>
            </text:list-item>
            <text:list-item>
              <text:p text:style-name="Text_20_body_P1">Os imports devem ficar entre a declaração do pacote(se houver) e a da classe</text:p>
            </text:list-item>
            <text:list-item>
              <text:p text:style-name="Text_20_body_P1">As delcarações package e import se aplicam a todas as classes dentro do arquivo</text:p>
            </text:list-item>
            <text:list-item>
              <text:p text:style-name="Text_20_body_P1">Um arquivo pode ter várias classes não públicas</text:p>
            </text:list-item>
            <text:list-item>
              <text:p text:style-name="Text_20_body_P1">Arquivos que não tenham classes públicas podem ter qualquer nome</text:p>
            </text:list-item>
          </text:list>
        </text:list-item>
        <text:list-item>
          <text:p text:style-name="Text_20_body_P1">Declarações e Modificadores de Classes</text:p>
          <text:list text:style-name="List_20_1">
            <text:list-item>
              <text:p text:style-name="Text_20_body_P1">Acesso a Classes</text:p>
              <text:list text:style-name="List_20_1">
                <text:list-item>
                  <text:p text:style-name="Text_20_body_P1">Classes só podem ter acesso public ou default</text:p>
                </text:list-item>
                <text:list-item>
                  <text:p text:style-name="Text_20_body_P1">Sendo default ela só pode ser vista por classes dentro do mesmo pacote</text:p>
                </text:list-item>
                <text:list-item>
                  <text:p text:style-name="Text_20_body_P1">Sendo public ela pode ser vista por todas as classes de todos os pacotes</text:p>
                </text:list-item>
              </text:list>
            </text:list-item>
            <text:list-item>
              <text:p text:style-name="Text_20_body_P1">Outros Modificadores de Classes (Não referentes a Acesso)</text:p>
              <text:list text:style-name="List_20_1">
                <text:list-item>
                  <text:p text:style-name="Text_20_body_P1">Classes podem ser modificadas por final, abstract ou (strictfp)</text:p>
                </text:list-item>
                <text:list-item>
                  <text:p text:style-name="Text_20_body_P1">Uma classe não pode ser final e abstract ao mesmo tempo</text:p>
                </text:list-item>
                <text:list-item>
                  <text:p text:style-name="Text_20_body_P1">Uma classe final não pode ser herdada</text:p>
                </text:list-item>
                <text:list-item>
                  <text:p text:style-name="Text_20_body_P1">Uma classe abstract não pode ser instanciada</text:p>
                </text:list-item>
                <text:list-item>
                  <text:p text:style-name="Text_20_body_P1">Uma classe abstrata pode ter método abstratos e não abstratos</text:p>
                </text:list-item>
                <text:list-item>
                  <text:p text:style-name="Text_20_body_P1">A primeira classe concreta que estende de uma abstrata deve implementar todos os métodos abstratos</text:p>
                </text:list-item>
              </text:list>
            </text:list-item>
          </text:list>
        </text:list-item>
      </text:list>
      <text:p text:style-name="Text_20_body">Declarar Interfaces (Obj 1.1 e 1.2)</text:p>
      <text:list text:style-name="List_20_1">
        <text:list-item>
          <text:p text:style-name="Text_20_body_P1">Declarando uma Interface</text:p>
          <text:list text:style-name="List_20_1">
            <text:list-item>
              <text:p text:style-name="Text_20_body_P1">Todos os métodos de uma interface são public e abstract implicitamente. </text:p>
            </text:list-item>
          </text:list>
        </text:list-item>
        <text:list-item>
          <text:p text:style-name="Text_20_body_P1">Declarando Constantes de Interface</text:p>
        </text:list-item>
      </text:list>
      <text:p text:style-name="Text_20_body">Declarar Membros de Classes (Obj 1.3 e 1.4)</text:p>
      <text:list text:style-name="List_20_1">
        <text:list-item>
          <text:p text:style-name="Text_20_body_P1">Modificadores de Acesso</text:p>
          <text:list text:style-name="List_20_1">
            <text:list-item>
              <text:p text:style-name="Text_20_body_P1">Membros Public</text:p>
            </text:list-item>
            <text:list-item>
              <text:p text:style-name="Text_20_body_P1">Membros Private</text:p>
            </text:list-item>
            <text:list-item>
              <text:p text:style-name="Text_20_body_P1">Membros Protected e Default</text:p>
            </text:list-item>
            <text:list-item>
              <text:p text:style-name="Text_20_body_P1">Detalhes de Default</text:p>
            </text:list-item>
            <text:list-item>
              <text:p text:style-name="Text_20_body_P1">Variáveis Locais e Modificadores de Acesso</text:p>
            </text:list-item>
          </text:list>
        </text:list-item>
        <text:list-item>
          <text:p text:style-name="Text_20_body_P1">Modificadores Não Referentes a Acesso</text:p>
          <text:list text:style-name="List_20_1">
            <text:list-item>
              <text:p text:style-name="Text_20_body_P1">Métodos Final</text:p>
            </text:list-item>
            <text:list-item>
              <text:p text:style-name="Text_20_body_P1">Argumentos Final</text:p>
            </text:list-item>
            <text:list-item>
              <text:p text:style-name="Text_20_body_P1">Métodos Abstratos</text:p>
            </text:list-item>
            <text:list-item>
              <text:p text:style-name="Text_20_body_P1">Métodos Sincronizados</text:p>
            </text:list-item>
            <text:list-item>
              <text:p text:style-name="Text_20_body_P1">Métodos Nativos</text:p>
            </text:list-item>
            <text:list-item>
              <text:p text:style-name="Text_20_body_P1">Métodos Strictfp</text:p>
            </text:list-item>
            <text:list-item>
              <text:p text:style-name="Text_20_body_P1">Métodos com Listas de Argumentos Variáveis (var-args)</text:p>
            </text:list-item>
          </text:list>
        </text:list-item>
        <text:list-item>
          <text:p text:style-name="Text_20_body_P1">Declaração de Construtores</text:p>
        </text:list-item>
        <text:list-item>
          <text:p text:style-name="Text_20_body_P1">Declaração de Variáveis</text:p>
          <text:list text:style-name="List_20_1">
            <text:list-item>
              <text:p text:style-name="Text_20_body_P1">Declarando Primitivos e Intervalos de Primitivos</text:p>
            </text:list-item>
            <text:list-item>
              <text:p text:style-name="Text_20_body_P1">Declaração de Variáveis de Referência</text:p>
            </text:list-item>
            <text:list-item>
              <text:p text:style-name="Text_20_body_P1">Variáveis Locais (Automática / de Pilha / Método)</text:p>
            </text:list-item>
            <text:list-item>
              <text:p text:style-name="Text_20_body_P1">Variáveis Final</text:p>
            </text:list-item>
            <text:list-item>
              <text:p text:style-name="Text_20_body_P1">Variáveis Transient</text:p>
            </text:list-item>
            <text:list-item>
              <text:p text:style-name="Text_20_body_P1">Variáveis Volatile</text:p>
            </text:list-item>
            <text:list-item>
              <text:p text:style-name="Text_20_body_P1">Variáveis e Métodos Estáticos</text:p>
              <text:list text:style-name="List_20_1">
                <text:list-item>
                  <text:p text:style-name="Text_20_body_P1">Não estão ligados a qualquer instância específica de uma classe</text:p>
                </text:list-item>
                <text:list-item>
                  <text:p text:style-name="Text_20_body_P1">Não é preciso instanciar uma classe para usar membros static</text:p>
                </text:list-item>
                <text:list-item>
                  <text:p text:style-name="Text_20_body_P1">Existe apenas uma cópia de uma variável e/ou classe estática, que é compartilhada por todas as instâncias</text:p>
                </text:list-item>
                <text:list-item>
                  <text:p text:style-name="Text_20_body_P1">Métodos static não tem acesso direto a membros não static</text:p>
                </text:list-item>
              </text:list>
            </text:list-item>
          </text:list>
        </text:list-item>
        <text:list-item>
          <text:p text:style-name="Text_20_body_P1">Declarando Enums</text:p>
          <text:list text:style-name="List_20_1">
            <text:list-item>
              <text:p text:style-name="Text_20_body_P1">Declaração de Construtores, Métodos e Variações em um enum</text:p>
              <text:list text:style-name="List_20_1">
                <text:list-item>
                  <text:p text:style-name="Text_20_body_P1">Um enum especifica uma lista de valores constantes que pode ser atribuído a um determinado tipo</text:p>
                </text:list-item>
                <text:list-item>
                  <text:p text:style-name="Text_20_body_P1">Enums não são Strings nem ints. O tipo cas constantes do enum é o tipo do próprio enum.</text:p>
                </text:list-item>
                <text:list-item>
                  <text:p text:style-name="Text_20_body_P1">Um enum pode ser declarado fora ou dentro de uma classe, mas não num método</text:p>
                </text:list-item>
                <text:list-item>
                  <text:p text:style-name="Text_20_body_P1">Os enums podem conter contrutores, métodos, variáveis e corpos de classes constantes</text:p>
                </text:list-item>
                <text:list-item>
                  <text:p text:style-name="Text_20_body_P1">As constantes enum podem passar argumentos para o construtor do enum.</text:p>
                </text:list-item>
                <text:list-item>
                  <text:p text:style-name="Text_20_body_P1">Os construtores dos enum podem ter argumentos e podem ser sobrecarregados</text:p>
                </text:list-item>
                <text:list-item>
                  <text:p text:style-name="Text_20_body_P1">Os construtores dos enums nunca podem ser chamados diretamento no código. Eles são semnpre chamados automaticamente quando um enum é inicializado</text:p>
                </text:list-item>
                <text:list-item>
                  <text:p text:style-name="Text_20_body_P1">O ponto e vírgural ao final da declaração de um enum é opcional</text:p>
                </text:list-item>
                <text:list-item>
                  <text:p text:style-name="Text_20_body_P1">MyEnum.values() retorna um array dos valores de MyEnum</text:p>
                </text:list-item>
              </text:list>
            </text:list-item>
          </text:list>
        </text:list-item>
      </text:list>
      <text:p text:style-name="Text_20_body">Orientação a Objetos</text:p>
      <text:p text:style-name="Text_20_body">Benefícios do Encapsulamento (Obj 5.1 do exame)</text:p>
      <text:p text:style-name="Text_20_body">Herança, É-UM (IS-A), TEM-UM (HAS-A) (Obj 5.5)</text:p>
      <text:p text:style-name="Text_20_body">Relacionamentos É-UM e TEM-UM</text:p>
      <text:list text:style-name="List_20_1">
        <text:list-item>
          <text:p text:style-name="Text_20_body_P1">É-UM</text:p>
        </text:list-item>
        <text:list-item>
          <text:p text:style-name="Text_20_body_P1">TEM-UM</text:p>
        </text:list-item>
      </text:list>
      <text:p text:style-name="Text_20_body">Polimorfismo (Obj 5.2)</text:p>
      <text:p text:style-name="Text_20_body">Sobrescrevendo / Sobrecarregando (Obj 1.5 e 5.4)</text:p>
      <text:list text:style-name="List_20_1">
        <text:list-item>
          <text:p text:style-name="Text_20_body_P1">Métodos Sobrescritos</text:p>
          <text:list text:style-name="List_20_1">
            <text:list-item>
              <text:p text:style-name="Text_20_body_P1">Chamando a Versão da Superclasse de um Método Sobrescrito</text:p>
            </text:list-item>
            <text:list-item>
              <text:p text:style-name="Text_20_body_P1">Exemplos de Métodos Sobrescritos Válidos e Inválidos</text:p>
            </text:list-item>
          </text:list>
        </text:list-item>
        <text:list-item>
          <text:p text:style-name="Text_20_body_P1">Métodos Sobrecarregados</text:p>
          <text:list text:style-name="List_20_1">
            <text:list-item>
              <text:p text:style-name="Text_20_body_P1">Sobrecargas Válidas</text:p>
            </text:list-item>
            <text:list-item>
              <text:p text:style-name="Text_20_body_P1">Chamando Métodos Sobrecarregados</text:p>
            </text:list-item>
            <text:list-item>
              <text:p text:style-name="Text_20_body_P1">Polimorfismo em Métodos Sobrecarregados e Sobrescritos</text:p>
            </text:list-item>
          </text:list>
        </text:list-item>
      </text:list>
      <text:p text:style-name="Text_20_body">Conversão (cast) de Variáveis de Referência (Obj 5.2)</text:p>
      <text:p text:style-name="Text_20_body">Implementando uma Interface (Obj 1.2)</text:p>
      <text:p text:style-name="Text_20_body">Tipos de Retorno Válidos (Obj 1.5)</text:p>
      <text:list text:style-name="List_20_1">
        <text:list-item>
          <text:p text:style-name="Text_20_body_P1">Declaração de Tipos de Retorno</text:p>
          <text:list text:style-name="List_20_1">
            <text:list-item>
              <text:p text:style-name="Text_20_body_P1">Tipos de Retorno de Métodos Sobrecarregados</text:p>
            </text:list-item>
            <text:list-item>
              <text:p text:style-name="Text_20_body_P1">Sobrescrita e Tipos de Retorno, e Retornos Covariantes</text:p>
            </text:list-item>
          </text:list>
        </text:list-item>
        <text:list-item>
          <text:p text:style-name="Text_20_body_P1">Retornando um Valor</text:p>
        </text:list-item>
      </text:list>
      <text:p text:style-name="Text_20_body">Construtores e Instanciação (Obj 1.6, 5.3 e 5.4)</text:p>
      <text:list text:style-name="List_20_1">
        <text:list-item>
          <text:p text:style-name="Text_20_body_P1">Aspectos Básicos do Construtor</text:p>
        </text:list-item>
        <text:list-item>
          <text:p text:style-name="Text_20_body_P1">Cadeia de Construtores</text:p>
        </text:list-item>
        <text:list-item>
          <text:p text:style-name="Text_20_body_P1">Regras dos Construtores</text:p>
        </text:list-item>
        <text:list-item>
          <text:p text:style-name="Text_20_body_P1">Identificando se um Construtor Padrão Será Criado</text:p>
          <text:list text:style-name="List_20_1">
            <text:list-item>
              <text:p text:style-name="Text_20_body_P1">Como Você Pode Ter a Certeza de Que um Contrutor Padrão Será Criado ?</text:p>
            </text:list-item>
            <text:list-item>
              <text:p text:style-name="Text_20_body_P1">O Que Acontecerá se o Construtor da Superclasse Tiver Argumentos ?</text:p>
            </text:list-item>
          </text:list>
        </text:list-item>
        <text:list-item>
          <text:p text:style-name="Text_20_body_P1">Construtores Sobrecarregados</text:p>
        </text:list-item>
      </text:list>
      <text:p text:style-name="Text_20_body">Static (Obj 1.3)</text:p>
      <text:list text:style-name="List_20_1">
        <text:list-item>
          <text:p text:style-name="Text_20_body_P1">Variáveis e Métodos Estáticos</text:p>
        </text:list-item>
        <text:list-item>
          <text:p text:style-name="Text_20_body_P1">Acessando Variáveis e Métodos Static</text:p>
        </text:list-item>
      </text:list>
      <text:p text:style-name="Text_20_body">Acoplamento e Coesão (Obj 5.1)</text:p>
      <text:list text:style-name="List_20_1">
        <text:list-item>
          <text:p text:style-name="Text_20_body_P1">Acoplamento</text:p>
        </text:list-item>
        <text:list-item>
          <text:p text:style-name="Text_20_body_P1">Coesão</text:p>
        </text:list-item>
      </text:list>
      <text:p text:style-name="Text_20_body">Atribuições</text:p>
      <text:list text:style-name="List_20_1">
        <text:list-item>
          <text:p text:style-name="Text_20_body_P1">Pilha e Head - Uma Revisão</text:p>
          <text:list text:style-name="List_20_1">
            <text:list-item>
              <text:p text:style-name="Text_20_body_P1">Escopo da Variável</text:p>
            </text:list-item>
          </text:list>
        </text:list-item>
        <text:list-item>
          <text:p text:style-name="Text_20_body_P1">Literais, Atribuições e Variáveis (Obj 1.3 e 7.6)</text:p>
          <text:list text:style-name="List_20_1">
            <text:list-item>
              <text:p text:style-name="Text_20_body_P1">Valores Literais de Todos os Tipos Primitivos</text:p>
              <text:list text:style-name="List_20_1">
                <text:list-item>
                  <text:p text:style-name="Text_20_body_P1">Literais Inteiros</text:p>
                  <text:list text:style-name="List_20_1">
                    <text:list-item>
                      <text:p text:style-name="Text_20_body_P1">range</text:p>
                      <text:list text:style-name="List_20_1">
                        <text:list-item>
                          <text:p text:style-name="Text_20_body_P1">byte</text:p>
                        </text:list-item>
                        <text:list-item>
                          <text:p text:style-name="Text_20_body_P1">short</text:p>
                        </text:list-item>
                        <text:list-item>
                          <text:p text:style-name="Text_20_body_P1">int</text:p>
                        </text:list-item>
                        <text:list-item>
                          <text:p text:style-name="Text_20_body_P1">long</text:p>
                        </text:list-item>
                      </text:list>
                    </text:list-item>
                    <text:list-item>
                      <text:p text:style-name="Text_20_body_P1">base</text:p>
                      <text:list text:style-name="List_20_1">
                        <text:list-item>
                          <text:p text:style-name="Text_20_body_P1">decimal</text:p>
                        </text:list-item>
                        <text:list-item>
                          <text:p text:style-name="Text_20_body_P1">octal</text:p>
                        </text:list-item>
                        <text:list-item>
                          <text:p text:style-name="Text_20_body_P1">hexadecimal</text:p>
                        </text:list-item>
                      </text:list>
                    </text:list-item>
                  </text:list>
                </text:list-item>
                <text:list-item>
                  <text:p text:style-name="Text_20_body_P1">Literais de Ponto Flutuante</text:p>
                  <text:list text:style-name="List_20_1">
                    <text:list-item>
                      <text:p text:style-name="Text_20_body_P1">float</text:p>
                    </text:list-item>
                    <text:list-item>
                      <text:p text:style-name="Text_20_body_P1">double</text:p>
                    </text:list-item>
                  </text:list>
                </text:list-item>
                <text:list-item>
                  <text:p text:style-name="Text_20_body_P1">Literais  Booleanos</text:p>
                  <text:list text:style-name="List_20_1">
                    <text:list-item>
                      <text:p text:style-name="Text_20_body_P1">boolean</text:p>
                      <text:list text:style-name="List_20_1">
                        <text:list-item>
                          <text:p text:style-name="Text_20_body_P1">true</text:p>
                        </text:list-item>
                        <text:list-item>
                          <text:p text:style-name="Text_20_body_P1">false</text:p>
                        </text:list-item>
                      </text:list>
                    </text:list-item>
                  </text:list>
                </text:list-item>
                <text:list-item>
                  <text:p text:style-name="Text_20_body_P1">Literais de Caracteres</text:p>
                  <text:list text:style-name="List_20_1">
                    <text:list-item>
                      <text:p text:style-name="Text_20_body_P1">char</text:p>
                    </text:list-item>
                  </text:list>
                </text:list-item>
                <text:list-item>
                  <text:p text:style-name="Text_20_body_P1">Valores Literais Para Strings</text:p>
                </text:list-item>
              </text:list>
            </text:list-item>
            <text:list-item>
              <text:p text:style-name="Text_20_body_P1">Operadores de Atribuição</text:p>
              <text:list text:style-name="List_20_1">
                <text:list-item>
                  <text:p text:style-name="Text_20_body_P1">Atribuições Primitivas</text:p>
                </text:list-item>
                <text:list-item>
                  <text:p text:style-name="Text_20_body_P1">Conversão de Tipos Primitivos</text:p>
                  <text:list text:style-name="List_20_1">
                    <text:list-item>
                      <text:p text:style-name="Text_20_body_P1"/>
                      <text:p text:style-name="Text_20_body">
<text:a xlink:type="simple" xlink:href="java-tutorial-range-of-integer-values-in-java.jpg">java-tutorial-range-of-integer-values-in-java.jpg</text:a>
</text:p>
                    </text:list-item>
                  </text:list>
                </text:list-item>
                <text:list-item>
                  <text:p text:style-name="Text_20_body_P1">Convertendo Tipos Primitivos (Cast ou Tipagem)</text:p>
                  <text:list text:style-name="List_20_1">
                    <text:list-item>
                      <text:p text:style-name="Text_20_body_P1">Atribuições de Variáveis de Referência</text:p>
                    </text:list-item>
                    <text:list-item>
                      <text:p text:style-name="Text_20_body_P1">Cast implícito e explicito</text:p>
                      <text:list text:style-name="List_20_1">
                        <text:list-item>
                          <text:p text:style-name="Text_20_body_P1"/>
                          <text:p text:style-name="Text_20_body">
<text:a xlink:type="simple" xlink:href="JavaBasics_ImplicitTypeCastingPrimitives.png">JavaBasics_ImplicitTypeCastingPrimitives.png</text:a>
</text:p>
                        </text:list-item>
                      </text:list>
                    </text:list-item>
                  </text:list>
                </text:list-item>
                <text:list-item>
                  <text:p text:style-name="Text_20_body_P1">USando uma Variável ou Elemento de Array Que Não Tenha Sido Inicializado e Atribuído</text:p>
                  <text:list text:style-name="List_20_1">
                    <text:list-item>
                      <text:p text:style-name="Text_20_body_P1">Variáveis de Instância de Tipo Primitivo e de Objeto</text:p>
                    </text:list-item>
                    <text:list-item>
                      <text:p text:style-name="Text_20_body_P1">Variáveis de Instância Primitivas</text:p>
                    </text:list-item>
                    <text:list-item>
                      <text:p text:style-name="Text_20_body_P1">Variáveis de Instância de Referência a Objetos</text:p>
                    </text:list-item>
                    <text:list-item>
                      <text:p text:style-name="Text_20_body_P1">Variáveis de Instância de Array</text:p>
                    </text:list-item>
                    <text:list-item>
                      <text:p text:style-name="Text_20_body_P1">Tipos Primitivos e Objetos Locais (de Pilha, Automáticos)</text:p>
                    </text:list-item>
                    <text:list-item>
                      <text:p text:style-name="Text_20_body_P1">Tipos Primitivos Locais</text:p>
                    </text:list-item>
                    <text:list-item>
                      <text:p text:style-name="Text_20_body_P1">Referências de Objetos Locais</text:p>
                    </text:list-item>
                    <text:list-item>
                      <text:p text:style-name="Text_20_body_P1">Arrays Locais</text:p>
                    </text:list-item>
                    <text:list-item>
                      <text:p text:style-name="Text_20_body_P1">Atribuindo uma Variável de Referência a Outr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P1">Passando Variáveis para Métodos (Obj 7.3)</text:p>
          <text:list text:style-name="List_20_1">
            <text:list-item>
              <text:p text:style-name="Text_20_body_P1">Passando Variáveis de Referência a Objetos</text:p>
            </text:list-item>
            <text:list-item>
              <text:p text:style-name="Text_20_body_P1">A Linguagem Java Usa a Semântica de Passagem de Valor ?</text:p>
            </text:list-item>
            <text:list-item>
              <text:p text:style-name="Text_20_body_P1">Passando Variáveis Primitivas</text:p>
            </text:list-item>
          </text:list>
        </text:list-item>
        <text:list-item>
          <text:p text:style-name="Text_20_body_P1">Declaração, Construção e Inicialização de Arrays (Obj 1.3)</text:p>
          <text:list text:style-name="List_20_1">
            <text:list-item>
              <text:p text:style-name="Text_20_body_P1">Declarando um Array</text:p>
              <text:list text:style-name="List_20_1">
                <text:list-item>
                  <text:p text:style-name="Text_20_body_P1">Declarando um Array de Tipos Primitivos</text:p>
                </text:list-item>
              </text:list>
            </text:list-item>
            <text:list-item>
              <text:p text:style-name="Text_20_body_P1">Contruindo um Array</text:p>
              <text:list text:style-name="List_20_1">
                <text:list-item>
                  <text:p text:style-name="Text_20_body_P1">Construindo Arrays Unidimensionais</text:p>
                </text:list-item>
                <text:list-item>
                  <text:p text:style-name="Text_20_body_P1">Construindo Arrays Multidimensionais</text:p>
                </text:list-item>
              </text:list>
            </text:list-item>
            <text:list-item>
              <text:p text:style-name="Text_20_body_P1">Inicializando um Array</text:p>
              <text:list text:style-name="List_20_1">
                <text:list-item>
                  <text:p text:style-name="Text_20_body_P1">Inicializando Elementos em um Loop</text:p>
                </text:list-item>
                <text:list-item>
                  <text:p text:style-name="Text_20_body_P1">Declarando, Construindo e Inicializando em uma Linha</text:p>
                </text:list-item>
                <text:list-item>
                  <text:p text:style-name="Text_20_body_P1">Contruindo e Inicializando um Array Anônimo</text:p>
                </text:list-item>
                <text:list-item>
                  <text:p text:style-name="Text_20_body_P1">Atribuições Válidas Para os Elementos do Array</text:p>
                </text:list-item>
                <text:list-item>
                  <text:p text:style-name="Text_20_body_P1">Arrays de Tipos Primitivos</text:p>
                </text:list-item>
                <text:list-item>
                  <text:p text:style-name="Text_20_body_P1">Arrays de Referência a Objetos</text:p>
                </text:list-item>
                <text:list-item>
                  <text:p text:style-name="Text_20_body_P1">Atribuições de Variáveis de Referência de Arrays Unidimensionais</text:p>
                </text:list-item>
                <text:list-item>
                  <text:p text:style-name="Text_20_body_P1">Atribuições de Variáveis de Referência de Arrays Multidimensionais</text:p>
                </text:list-item>
                <text:list-item>
                  <text:p text:style-name="Text_20_body_P1">Blocos de Inicialização</text:p>
                </text:list-item>
              </text:list>
            </text:list-item>
          </text:list>
        </text:list-item>
        <text:list-item>
          <text:p text:style-name="Text_20_body_P1">Usando Classes Wrapper e Boxing (Obj 3.1)</text:p>
          <text:list text:style-name="List_20_1">
            <text:list-item>
              <text:p text:style-name="Text_20_body_P1">Uma Visão Geral das Classes Wrapper</text:p>
            </text:list-item>
            <text:list-item>
              <text:p text:style-name="Text_20_body_P1">Criando Objetos Wrapper</text:p>
              <text:list text:style-name="List_20_1">
                <text:list-item>
                  <text:p text:style-name="Text_20_body_P1">Os Construtores Wrapper</text:p>
                </text:list-item>
                <text:list-item>
                  <text:p text:style-name="Text_20_body_P1">Os Métodos valueOf()</text:p>
                </text:list-item>
              </text:list>
            </text:list-item>
            <text:list-item>
              <text:p text:style-name="Text_20_body_P1">Usando os Utilitários de Conversão das Classes Wrapper</text:p>
              <text:list text:style-name="List_20_1">
                <text:list-item>
                  <text:p text:style-name="Text_20_body_P1">xxxValue()</text:p>
                </text:list-item>
                <text:list-item>
                  <text:p text:style-name="Text_20_body_P1">ParseXxx() e valueOf()</text:p>
                </text:list-item>
                <text:list-item>
                  <text:p text:style-name="Text_20_body_P1">toString()</text:p>
                </text:list-item>
                <text:list-item>
                  <text:p text:style-name="Text_20_body_P1">toXxxString() (BAse Binário, Hexadecimal e Octal)</text:p>
                </text:list-item>
              </text:list>
            </text:list-item>
            <text:list-item>
              <text:p text:style-name="Text_20_body_P1">Autoboxing</text:p>
              <text:list text:style-name="List_20_1">
                <text:list-item>
                  <text:p text:style-name="Text_20_body_P1">Boxing, == e equal()</text:p>
                </text:list-item>
                <text:list-item>
                  <text:p text:style-name="Text_20_body_P1">Onde Pode Ser Usado o Boxing</text:p>
                </text:list-item>
              </text:list>
            </text:list-item>
          </text:list>
        </text:list-item>
        <text:list-item>
          <text:p text:style-name="Text_20_body_P1">Sobrecarregando (Obj 1.5 e 5.4)</text:p>
          <text:list text:style-name="List_20_1">
            <text:list-item>
              <text:p text:style-name="Text_20_body_P1">Sobrecarregando de Maneira Difícil - Correspondência de Métodos</text:p>
            </text:list-item>
            <text:list-item>
              <text:p text:style-name="Text_20_body_P1">Sobrecarga com Boxing e Var-args</text:p>
            </text:list-item>
            <text:list-item>
              <text:p text:style-name="Text_20_body_P1">Ampliando Variáveis de Referência</text:p>
            </text:list-item>
            <text:list-item>
              <text:p text:style-name="Text_20_body_P1">Sobrecarga na Combinação de Ampliação com Boxing</text:p>
            </text:list-item>
            <text:list-item>
              <text:p text:style-name="Text_20_body_P1">Sobrecarga em Combinação com Var-args</text:p>
            </text:list-item>
          </text:list>
        </text:list-item>
        <text:list-item>
          <text:p text:style-name="Text_20_body_P1">Garbage Collection (Obj 7.4)</text:p>
          <text:list text:style-name="List_20_1">
            <text:list-item>
              <text:p text:style-name="Text_20_body_P1">Visão Total do Gerenciamento da Memória e da Coleta de Lixo</text:p>
            </text:list-item>
            <text:list-item>
              <text:p text:style-name="Text_20_body_P1">Visão Geral do Coletor de Lixo em Java</text:p>
              <text:list text:style-name="List_20_1">
                <text:list-item>
                  <text:p text:style-name="Text_20_body_P1">Quando o Coletor de Lixo é Executado ?</text:p>
                </text:list-item>
                <text:list-item>
                  <text:p text:style-name="Text_20_body_P1">Como o Coletor de Lixo Funciona ?</text:p>
                </text:list-item>
              </text:list>
            </text:list-item>
            <text:list-item>
              <text:p text:style-name="Text_20_body_P1">Escrevendo um Código Que Torne os Objetos Explicitamente Elegíveis Para a Coleta</text:p>
              <text:list text:style-name="List_20_1">
                <text:list-item>
                  <text:p text:style-name="Text_20_body_P1">Anulando uma Referência</text:p>
                </text:list-item>
                <text:list-item>
                  <text:p text:style-name="Text_20_body_P1">Reatribuindo uma Variável de Referência</text:p>
                </text:list-item>
                <text:list-item>
                  <text:p text:style-name="Text_20_body_P1">Isolando uma Referência</text:p>
                </text:list-item>
                <text:list-item>
                  <text:p text:style-name="Text_20_body_P1">Forçando a Coleta de Lixo</text:p>
                </text:list-item>
                <text:list-item>
                  <text:p text:style-name="Text_20_body_P1">Fazendo uma Limpeza Antes da Coleta de Lixo - O Método Finalize()</text:p>
                </text:list-item>
                <text:list-item>
                  <text:p text:style-name="Text_20_body_P1">Cuidados Relacionados com Finalize()</text:p>
                </text:list-item>
              </text:list>
            </text:list-item>
          </text:list>
        </text:list-item>
      </text:list>
      <text:p text:style-name="Text_20_body">Operadores</text:p>
      <text:p text:style-name="Text_20_body">Controle de Fluxo, Exceções e Assertivas</text:p>
      <text:p text:style-name="Text_20_body">
<text:a xlink:type="simple" xlink:href="Controle%20de%20Fluxo,%20Exceções%20e%20Assertivas.mm">Controle%20de%20Fluxo,%20Exceções%20e%20Assertivas.mm</text:a>
</text:p>
      <text:p text:style-name="Text_20_body">Strings, E/S, formatação e Parsing</text:p>
      <text:p text:style-name="Text_20_body">Genéricos e Coleções</text:p>
      <text:p text:style-name="Text_20_body">Classes Internas</text:p>
      <text:list text:style-name="List_20_1">
        <text:list-item>
          <text:p text:style-name="Text_20_body_P1">Classes Internas</text:p>
          <text:list text:style-name="List_20_1">
            <text:list-item>
              <text:p text:style-name="Text_20_body_P1">Criada dentro das chaves da classe continente</text:p>
            </text:list-item>
            <text:list-item>
              <text:p text:style-name="Text_20_body_P1">Pode ter qualquer modificador de acesso e os modificadores abstract e final</text:p>
            </text:list-item>
            <text:list-item>
              <text:p text:style-name="Text_20_body_P1">Tem uma referência implícita à classe continente</text:p>
              <text:list text:style-name="List_20_1">
                <text:list-item>
                  <text:p text:style-name="Text_20_body_P1">ClasseExterna.this</text:p>
                </text:list-item>
              </text:list>
            </text:list-item>
            <text:list-item>
              <text:p text:style-name="Text_20_body_P1">Compartilha recursos com a classe externa</text:p>
              <text:list text:style-name="List_20_1">
                <text:list-item>
                  <text:p text:style-name="Text_20_body_P1">imports</text:p>
                </text:list-item>
                <text:list-item>
                  <text:p text:style-name="Text_20_body_P1">todos os métodos, inclusive private</text:p>
                </text:list-item>
                <text:list-item>
                  <text:p text:style-name="Text_20_body_P1">todos os atributos, inclusive private</text:p>
                </text:list-item>
              </text:list>
            </text:list-item>
            <text:list-item>
              <text:p text:style-name="Text_20_body_P1">Só pode ser acessada a partir de uma instância da classe continente</text:p>
              <text:list text:style-name="List_20_1">
                <text:list-item>
                  <text:p text:style-name="Text_20_body_P1">Para ter uma instância da classe interna, necessariamente devo ter antes uma da externa</text:p>
                </text:list-item>
              </text:list>
            </text:list-item>
            <text:list-item>
              <text:p text:style-name="Text_20_body_P1">Instanciando</text:p>
              <text:list text:style-name="List_20_1">
                <text:list-item>
                  <text:p text:style-name="Text_20_body_P1">Dentro da classe continente</text:p>
                  <text:list text:style-name="List_20_1">
                    <text:list-item>
                      <text:p text:style-name="Text_20_body_P1">ClasseInterna interna = new ClasseInterna();</text:p>
                    </text:list-item>
                  </text:list>
                </text:list-item>
                <text:list-item>
                  <text:p text:style-name="Text_20_body_P1">Fora da classe continente</text:p>
                  <text:list text:style-name="List_20_1">
                    <text:list-item>
                      <text:p text:style-name="Text_20_body_P1">ClasseExterna.ClasseInterna interna = new ClasseExterna().new ClasseInterna();</text:p>
                    </text:list-item>
                    <text:list-item>
                      <text:p text:style-name="Text_20_body_P1">ClasseExterna externa = new ClasseExterna(); ClasseExterna.ClasseInterna interna = externa.new ClasseInterna();</text:p>
                    </text:list-item>
                  </text:list>
                </text:list-item>
              </text:list>
            </text:list-item>
            <text:list-item>
              <text:p text:style-name="Text_20_body_P1">Terminam em }</text:p>
            </text:list-item>
          </text:list>
        </text:list-item>
        <text:list-item>
          <text:p text:style-name="Text_20_body_P1">Classes Internas Locais de Método</text:p>
          <text:list text:style-name="List_20_1">
            <text:list-item>
              <text:p text:style-name="Text_20_body_P1">Criada dentro de um método</text:p>
            </text:list-item>
            <text:list-item>
              <text:p text:style-name="Text_20_body_P1">Instanciando</text:p>
              <text:list text:style-name="List_20_1">
                <text:list-item>
                  <text:p text:style-name="Text_20_body_P1">Deve ocorrer dentro do mesmo método</text:p>
                </text:list-item>
                <text:list-item>
                  <text:p text:style-name="Text_20_body_P1">Deve ocorrer APÓS a declaração da classe</text:p>
                </text:list-item>
              </text:list>
            </text:list-item>
            <text:list-item>
              <text:p text:style-name="Text_20_body_P1">Não pode acessar as variáveis locais do método</text:p>
              <text:list text:style-name="List_20_1">
                <text:list-item>
                  <text:p text:style-name="Text_20_body_P1">Somente se declaradas como final</text:p>
                </text:list-item>
              </text:list>
            </text:list-item>
            <text:list-item>
              <text:p text:style-name="Text_20_body_P1">Só aceita os modificadores abstract e final</text:p>
            </text:list-item>
            <text:list-item>
              <text:p text:style-name="Text_20_body_P1">Termina em }</text:p>
            </text:list-item>
          </text:list>
        </text:list-item>
        <text:list-item>
          <text:p text:style-name="Text_20_body_P1">Classes Internas Anônimas</text:p>
          <text:list text:style-name="List_20_1">
            <text:list-item>
              <text:p text:style-name="Text_20_body_P1">Subclasse</text:p>
              <text:list text:style-name="List_20_1">
                <text:list-item>
                  <text:p text:style-name="Text_20_body_P1">Termina em };</text:p>
                </text:list-item>
                <text:list-item>
                  <text:p text:style-name="Text_20_body_P1">Normalmente usada em atribuições</text:p>
                </text:list-item>
                <text:list-item>
                  <text:p text:style-name="Text_20_body_P1">Métodos da classe pai podem ser sobrescritos</text:p>
                </text:list-item>
                <text:list-item>
                  <text:p text:style-name="Text_20_body_P1">Métodos novos podem ser criados</text:p>
                </text:list-item>
                <text:list-item>
                  <text:p text:style-name="Text_20_body_P1">Mas somente os métodos visíveis na classe pai podem ser acessados</text:p>
                </text:list-item>
                <text:list-item>
                  <text:p text:style-name="Text_20_body_P1">Não pode estender uma outra classe nem implementar um interface</text:p>
                </text:list-item>
              </text:list>
            </text:list-item>
            <text:list-item>
              <text:p text:style-name="Text_20_body_P1">Implementador de uma interface</text:p>
            </text:list-item>
            <text:list-item>
              <text:p text:style-name="Text_20_body_P1">Definida no Argumento de um método</text:p>
            </text:list-item>
          </text:list>
        </text:list-item>
        <text:list-item>
          <text:p text:style-name="Text_20_body_P1">Classes Estáticas Aninhadas</text:p>
          <text:list text:style-name="List_20_1">
            <text:list-item>
              <text:p text:style-name="Text_20_body_P1">Instanciando</text:p>
            </text:list-item>
          </text:list>
        </text:list-item>
      </text:list>
      <text:p text:style-name="Text_20_body">Threads</text:p>
      <text:p text:style-name="Text_20_body">Desenvolvimento</text:p>
    </office:text>
  </office:body>
</office:document-content>
</file>

<file path=styles.xml><?xml version="1.0" encoding="utf-8"?>
<office:document-styles xmlns:oooc="http://openoffice.org/2004/calc" xmlns:dom="http://www.w3.org/2001/xml-events" xmlns:svg="urn:oasis:names:tc:opendocument:xmlns:svg-compatible:1.0" xmlns:fo="urn:oasis:names:tc:opendocument:xmlns:xsl-fo-compatible:1.0" xmlns:office="urn:oasis:names:tc:opendocument:xmlns:office:1.0" xmlns:draw="urn:oasis:names:tc:opendocument:xmlns:drawing:1.0" xmlns:script="urn:oasis:names:tc:opendocument:xmlns:script:1.0" xmlns:ooo="http://openoffice.org/2004/offi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family="paragraph" style:class="text" style:parent-style-name="Text_20_body" style:name="Text_body_Note" style:display-name="Text body Note"/>
    <style:style style:family="paragraph" style:class="text" style:parent-style-name="Text_20_body" style:name="Text_body_Details" style:display-name="Text body Details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class="text" style:next-style-name="Text_20_body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List_20_1" style:family="paragraph" style:display-name="List 1" style:parent-style-name="List" style:class="list"/>
    <style:style style:name="Numbering_20_1" style:family="paragraph" style:display-name="Numbering 1" style:parent-style-name="List" style:class="list"/>
    <style:style style:name="Error" style:family="paragraph" style:parent-style-name="Text_20_body">
      <style:paragraph-properties style:border-line-width="0.026cm 0.062cm 0.053cm" fo:padding="0.15cm" fo:border="4pt double #ff0000"/>
    </style:style>
    <style:style style:name="ErrorIntro" style:family="text">
      <style:text-properties fo:color="#ff0000" style:text-line-through-style="none" style:text-line-through-width="none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family="paragraph" style:class="text" style:parent-style-name="Text_20_body" style:name="details" style:display-name="details">
      <style:text-properties fo:color="#000000" fo:font-size="10pt"/>
      <style:paragraph-properties fo:background-color=""/>
    </style:style>
    <style:style style:family="paragraph" style:class="text" style:parent-style-name="details" style:name="details_Details" style:display-name="details Details"/>
    <style:style style:family="paragraph" style:class="text" style:parent-style-name="details" style:name="details_Note" style:display-name="details Note"/>
    <style:style style:family="paragraph" style:class="text" style:parent-style-name="Text_20_body" style:name="note" style:display-name="note">
      <style:text-properties fo:color="#000000" fo:font-size="10pt"/>
      <style:paragraph-properties fo:background-color=""/>
    </style:style>
    <style:style style:family="paragraph" style:class="text" style:parent-style-name="note" style:name="note_Details" style:display-name="note Details"/>
    <style:style style:family="paragraph" style:class="text" style:parent-style-name="note" style:name="note_Note" style:display-name="note Note"/>
    <style:style style:family="paragraph" style:class="text" style:parent-style-name="Text_20_body" style:name="floating" style:display-name="floating">
      <style:text-properties fo:color="#000000" fo:font-size="10pt"/>
      <style:paragraph-properties fo:background-color=""/>
    </style:style>
    <style:style style:family="paragraph" style:class="text" style:parent-style-name="floating" style:name="floating_Details" style:display-name="floating Details"/>
    <style:style style:family="paragraph" style:class="text" style:parent-style-name="floating" style:name="floating_Note" style:display-name="floating Note"/>
    <text:outline-style>
      <text:outline-level-style style:num-format="1" text:level="1" text:display-levels="1">
        <style:list-level-properties text:min-label-distance="0.381cm"/>
      </text:outline-level-style>
      <text:outline-level-style style:num-format="1" text:level="2" text:display-levels="2">
        <style:list-level-properties text:min-label-distance="0.381cm"/>
      </text:outline-level-style>
      <text:outline-level-style style:num-format="1" text:level="3" text:display-levels="3">
        <style:list-level-properties text:min-label-distance="0.381cm"/>
      </text:outline-level-style>
      <text:outline-level-style style:num-format="1" text:level="4" text:display-levels="4">
        <style:list-level-properties text:min-label-distance="0.381cm"/>
      </text:outline-level-style>
      <text:outline-level-style style:num-format="1" text:level="5" text:display-levels="5">
        <style:list-level-properties text:min-label-distance="0.381cm"/>
      </text:outline-level-style>
      <text:outline-level-style style:num-format="1" text:level="6" text:display-levels="6">
        <style:list-level-properties text:min-label-distance="0.381cm"/>
      </text:outline-level-style>
      <text:outline-level-style style:num-format="1" text:level="7" text:display-levels="7">
        <style:list-level-properties text:min-label-distance="0.381cm"/>
      </text:outline-level-style>
      <text:outline-level-style style:num-format="1" text:level="8" text:display-levels="8">
        <style:list-level-properties text:min-label-distance="0.381cm"/>
      </text:outline-level-style>
      <text:outline-level-style style:num-format="1" text:level="9" text:display-levels="9">
        <style:list-level-properties text:min-label-distance="0.381cm"/>
      </text:outline-level-style>
      <text:outline-level-style style:num-format="1" text:level="10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style-name="Numbering_20_Symbols" style:num-suffix="." style:num-format="1" text:level="1">
        <style:list-level-properties text:list-level-position-and-space-mode="label-alignment">
          <style:list-level-label-alignment text:label-followed-by="listtab" text:list-tab-stop-position="5mm" fo:margin-left="5mm" fo:text-indent="-5mm"/>
        </style:list-level-properties>
      </text:list-level-style-number>
      <text:list-level-style-number text:style-name="Numbering_20_Symbols" style:num-suffix="." style:num-format="1" text:level="2">
        <style:list-level-properties text:list-level-position-and-space-mode="label-alignment">
          <style:list-level-label-alignment text:label-followed-by="listtab" text:list-tab-stop-position="10mm" fo:margin-left="10mm" fo:text-indent="-5mm"/>
        </style:list-level-properties>
      </text:list-level-style-number>
      <text:list-level-style-number text:style-name="Numbering_20_Symbols" style:num-suffix="." style:num-format="1" text:level="3">
        <style:list-level-properties text:list-level-position-and-space-mode="label-alignment">
          <style:list-level-label-alignment text:label-followed-by="listtab" text:list-tab-stop-position="15mm" fo:margin-left="15mm" fo:text-indent="-5mm"/>
        </style:list-level-properties>
      </text:list-level-style-number>
      <text:list-level-style-number text:style-name="Numbering_20_Symbols" style:num-suffix="." style:num-format="1" text:level="4">
        <style:list-level-properties text:list-level-position-and-space-mode="label-alignment">
          <style:list-level-label-alignment text:label-followed-by="listtab" text:list-tab-stop-position="20mm" fo:margin-left="20mm" fo:text-indent="-5mm"/>
        </style:list-level-properties>
      </text:list-level-style-number>
      <text:list-level-style-number text:style-name="Numbering_20_Symbols" style:num-suffix="." style:num-format="1" text:level="5">
        <style:list-level-properties text:list-level-position-and-space-mode="label-alignment">
          <style:list-level-label-alignment text:label-followed-by="listtab" text:list-tab-stop-position="25mm" fo:margin-left="25mm" fo:text-indent="-5mm"/>
        </style:list-level-properties>
      </text:list-level-style-number>
      <text:list-level-style-number text:style-name="Numbering_20_Symbols" style:num-suffix="." style:num-format="1" text:level="6">
        <style:list-level-properties text:list-level-position-and-space-mode="label-alignment">
          <style:list-level-label-alignment text:label-followed-by="listtab" text:list-tab-stop-position="30mm" fo:margin-left="30mm" fo:text-indent="-5mm"/>
        </style:list-level-properties>
      </text:list-level-style-number>
      <text:list-level-style-number text:style-name="Numbering_20_Symbols" style:num-suffix="." style:num-format="1" text:level="7">
        <style:list-level-properties text:list-level-position-and-space-mode="label-alignment">
          <style:list-level-label-alignment text:label-followed-by="listtab" text:list-tab-stop-position="35mm" fo:margin-left="35mm" fo:text-indent="-5mm"/>
        </style:list-level-properties>
      </text:list-level-style-number>
      <text:list-level-style-number text:style-name="Numbering_20_Symbols" style:num-suffix="." style:num-format="1" text:level="8">
        <style:list-level-properties text:list-level-position-and-space-mode="label-alignment">
          <style:list-level-label-alignment text:label-followed-by="listtab" text:list-tab-stop-position="40mm" fo:margin-left="40mm" fo:text-indent="-5mm"/>
        </style:list-level-properties>
      </text:list-level-style-number>
      <text:list-level-style-number text:style-name="Numbering_20_Symbols" style:num-suffix="." style:num-format="1" text:level="9">
        <style:list-level-properties text:list-level-position-and-space-mode="label-alignment">
          <style:list-level-label-alignment text:label-followed-by="listtab" text:list-tab-stop-position="45mm" fo:margin-left="45mm" fo:text-indent="-5mm"/>
        </style:list-level-properties>
      </text:list-level-style-number>
      <text:list-level-style-number text:style-name="Numbering_20_Symbols" style:num-suffix="." style:num-format="1" text:level="10">
        <style:list-level-properties text:list-level-position-and-space-mode="label-alignment">
          <style:list-level-label-alignment text:label-followed-by="listtab" text:list-tab-stop-position="50mm" fo:margin-left="50mm" fo:text-indent="-5mm"/>
        </style:list-level-properties>
      </text:list-level-style-number>
    </text:list-style>
    <text:list-style style:name="List_20_1" style:display-name="List 1">
      <text:list-level-style-bullet text:style-name="Bullet_20_Symbols" text:level="1" text:bullet-char="●">
        <style:list-level-properties text:list-level-position-and-space-mode="label-alignment">
          <style:list-level-label-alignment text:label-followed-by="listtab" text:list-tab-stop-position="4mm" fo:margin-left="4mm" fo:text-indent="-4mm"/>
        </style:list-level-properties>
      </text:list-level-style-bullet>
      <text:list-level-style-bullet text:style-name="Bullet_20_Symbols" text:level="2" text:bullet-char="○">
        <style:list-level-properties text:list-level-position-and-space-mode="label-alignment">
          <style:list-level-label-alignment text:label-followed-by="listtab" text:list-tab-stop-position="8mm" fo:margin-left="8mm" fo:text-indent="-4mm"/>
        </style:list-level-properties>
      </text:list-level-style-bullet>
      <text:list-level-style-bullet text:style-name="Bullet_20_Symbols" text:level="3" text:bullet-char="■">
        <style:list-level-properties text:list-level-position-and-space-mode="label-alignment">
          <style:list-level-label-alignment text:label-followed-by="listtab" text:list-tab-stop-position="12mm" fo:margin-left="12mm" fo:text-indent="-4mm"/>
        </style:list-level-properties>
      </text:list-level-style-bullet>
      <text:list-level-style-bullet text:style-name="Bullet_20_Symbols" text:level="4" text:bullet-char="●">
        <style:list-level-properties text:list-level-position-and-space-mode="label-alignment">
          <style:list-level-label-alignment text:label-followed-by="listtab" text:list-tab-stop-position="16mm" fo:margin-left="16mm" fo:text-indent="-4mm"/>
        </style:list-level-properties>
      </text:list-level-style-bullet>
      <text:list-level-style-bullet text:style-name="Bullet_20_Symbols" text:level="5" text:bullet-char="○">
        <style:list-level-properties text:list-level-position-and-space-mode="label-alignment">
          <style:list-level-label-alignment text:label-followed-by="listtab" text:list-tab-stop-position="20mm" fo:margin-left="20mm" fo:text-indent="-4mm"/>
        </style:list-level-properties>
      </text:list-level-style-bullet>
      <text:list-level-style-bullet text:style-name="Bullet_20_Symbols" text:level="6" text:bullet-char="■">
        <style:list-level-properties text:list-level-position-and-space-mode="label-alignment">
          <style:list-level-label-alignment text:label-followed-by="listtab" text:list-tab-stop-position="24mm" fo:margin-left="24mm" fo:text-indent="-4mm"/>
        </style:list-level-properties>
      </text:list-level-style-bullet>
      <text:list-level-style-bullet text:style-name="Bullet_20_Symbols" text:level="7" text:bullet-char="●">
        <style:list-level-properties text:list-level-position-and-space-mode="label-alignment">
          <style:list-level-label-alignment text:label-followed-by="listtab" text:list-tab-stop-position="28mm" fo:margin-left="28mm" fo:text-indent="-4mm"/>
        </style:list-level-properties>
      </text:list-level-style-bullet>
      <text:list-level-style-bullet text:style-name="Bullet_20_Symbols" text:level="8" text:bullet-char="○">
        <style:list-level-properties text:list-level-position-and-space-mode="label-alignment">
          <style:list-level-label-alignment text:label-followed-by="listtab" text:list-tab-stop-position="32mm" fo:margin-left="32mm" fo:text-indent="-4mm"/>
        </style:list-level-properties>
      </text:list-level-style-bullet>
      <text:list-level-style-bullet text:style-name="Bullet_20_Symbols" text:level="9" text:bullet-char="■">
        <style:list-level-properties text:list-level-position-and-space-mode="label-alignment">
          <style:list-level-label-alignment text:label-followed-by="listtab" text:list-tab-stop-position="36mm" fo:margin-left="36mm" fo:text-indent="-4mm"/>
        </style:list-level-properties>
      </text:list-level-style-bullet>
      <text:list-level-style-bullet text:style-name="Bullet_20_Symbols" text:level="10" text:bullet-char="●">
        <style:list-level-properties text:list-level-position-and-space-mode="label-alignment">
          <style:list-level-label-alignment text:label-followed-by="listtab" text:list-tab-stop-position="40mm" fo:margin-left="40mm" fo:text-indent="-4m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